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4" draw:id="id4" draw:layer="layout" svg:width="3.887cm" svg:height="1.879cm" svg:x="8.182cm" svg:y="7.5cm">
          <text:p text:style-name="P1">Gunshot</text:p>
        </draw:rect>
        <draw:custom-shape draw:style-name="gr2" draw:text-style-name="P1" xml:id="id1" draw:id="id1" draw:layer="layout" svg:width="7.341cm" svg:height="2.818cm" svg:x="6.455cm" svg:y="12.197cm">
          <text:p text:style-name="P1">次の武器選択まで待機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xml:id="id3" draw:id="id3" draw:layer="layout" svg:width="3.454cm" svg:height="1.878cm" svg:x="3.001cm" svg:y="17.364cm">
          <text:p text:style-name="P1">Gunshot</text:p>
        </draw:rect>
        <draw:rect draw:style-name="gr1" draw:text-style-name="P1" xml:id="id5" draw:id="id5" draw:layer="layout" svg:width="3.455cm" svg:height="1.878cm" svg:x="11.205cm" svg:y="17.364cm">
          <text:p text:style-name="P1">Wall</text:p>
        </draw:rect>
        <draw:rect draw:style-name="gr1" draw:text-style-name="P1" xml:id="id2" draw:id="id2" draw:layer="layout" svg:width="3.454cm" svg:height="1.878cm" svg:x="15.092cm" svg:y="17.364cm">
          <text:p text:style-name="P1">Loof</text:p>
        </draw:rect>
        <draw:connector draw:style-name="gr3" draw:text-style-name="P1" draw:layer="layout" svg:x1="13.796cm" svg:y1="13.606cm" svg:x2="16.819cm" svg:y2="17.364cm" draw:start-shape="id1" draw:start-glue-point="7" draw:end-shape="id2" draw:end-glue-point="0" svg:d="m13796 13606h3023v3758">
          <text:p/>
        </draw:connector>
        <draw:connector draw:style-name="gr3" draw:text-style-name="P1" draw:layer="layout" svg:x1="6.455cm" svg:y1="13.606cm" svg:x2="4.728cm" svg:y2="17.364cm" draw:start-shape="id1" draw:start-glue-point="5" draw:end-shape="id3" svg:d="m6455 13606h-1727v3758">
          <text:p/>
        </draw:connector>
        <draw:connector draw:style-name="gr3" draw:text-style-name="P1" xml:id="id9" draw:id="id9" draw:layer="layout" svg:x1="10.125cm" svg:y1="9.379cm" svg:x2="10.125cm" svg:y2="12.197cm" draw:start-shape="id4" draw:start-glue-point="2" draw:end-shape="id1" draw:end-glue-point="4" svg:d="m10125 9379v2818">
          <text:p/>
        </draw:connector>
        <draw:rect draw:style-name="gr1" draw:text-style-name="P1" xml:id="id6" draw:id="id6" draw:layer="layout" svg:width="3.455cm" svg:height="1.878cm" svg:x="6.887cm" svg:y="17.364cm">
          <text:p text:style-name="P1">Floor</text:p>
        </draw:rect>
        <draw:connector draw:style-name="gr3" draw:text-style-name="P1" draw:layer="layout" draw:type="curve" svg:x1="10.125cm" svg:y1="15.015cm" svg:x2="12.932cm" svg:y2="17.364cm" draw:start-shape="id1" draw:start-glue-point="6" draw:end-shape="id5" svg:d="m10125 15015c0 1762 2807 588 2807 2349">
          <text:p/>
        </draw:connector>
        <draw:connector draw:style-name="gr3" draw:text-style-name="P1" draw:layer="layout" draw:type="curve" svg:x1="10.125cm" svg:y1="15.015cm" svg:x2="8.614cm" svg:y2="17.364cm" draw:start-shape="id1" draw:end-shape="id6" draw:end-glue-point="0" svg:d="m10125 15015c0 1762-1511 588-1511 2349">
          <text:p/>
        </draw:connector>
        <draw:connector draw:style-name="gr4" draw:text-style-name="P1" xml:id="id8" draw:id="id8" draw:layer="layout" svg:x1="8.614cm" svg:y1="19.242cm" svg:x2="11cm" svg:y2="23.5cm" draw:start-shape="id6" draw:start-glue-point="2" draw:end-shape="id7" draw:end-glue-point="0" svg:d="m8614 19242v2129h2386v2129">
          <text:p/>
        </draw:connector>
        <draw:connector draw:style-name="gr4" draw:text-style-name="P1" draw:layer="layout" svg:x1="12.932cm" svg:y1="19.242cm" svg:x2="9.807cm" svg:y2="21.371cm" draw:start-shape="id5" draw:start-glue-point="2" draw:end-shape="id8" draw:end-glue-point="3" svg:d="m12932 19242v2129h-3125">
          <text:p/>
        </draw:connector>
        <draw:connector draw:style-name="gr4" draw:text-style-name="P1" draw:layer="layout" svg:x1="4.728cm" svg:y1="19.242cm" svg:x2="11cm" svg:y2="23.5cm" draw:start-shape="id3" draw:start-glue-point="2" draw:end-shape="id7" draw:end-glue-point="0" svg:d="m4728 19242v2129h6272v2129">
          <text:p/>
        </draw:connector>
        <draw:connector draw:style-name="gr4" draw:text-style-name="P1" draw:layer="layout" svg:x1="16.819cm" svg:y1="19.242cm" svg:x2="9.807cm" svg:y2="21.371cm" draw:start-shape="id2" draw:start-glue-point="2" draw:end-shape="id8" draw:end-glue-point="3" svg:d="m16819 19242v2129h-7012">
          <text:p/>
        </draw:connector>
        <draw:rect draw:style-name="gr1" draw:text-style-name="P1" xml:id="id7" draw:id="id7" draw:layer="layout" svg:width="6cm" svg:height="1.5cm" svg:x="8cm" svg:y="23.5cm">
          <text:p text:style-name="P1">選択されたモードで</text:p>
          <text:p text:style-name="P1">攻撃できる</text:p>
        </draw:rect>
        <draw:connector draw:style-name="gr3" draw:text-style-name="P1" draw:layer="layout" draw:line-skew="0.999cm -5.499cm" svg:x1="11cm" svg:y1="25cm" svg:x2="10.125cm" svg:y2="10.788cm" draw:start-shape="id7" draw:start-glue-point="2" draw:end-shape="id9" draw:end-glue-point="0" svg:d="m11000 25000v1500h-9000v-15712h81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2M35S</meta:editing-duration>
    <meta:editing-cycles>4</meta:editing-cycles>
    <meta:generator>OpenOffice/4.0.1$Win32 OpenOffice.org_project/401m5$Build-9714</meta:generator>
    <dc:date>2014-12-09T16:55:00.51</dc:date>
    <meta:document-statistic meta:object-count="17"/>
  </office:meta>
</office:document-meta>
</file>